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60.81pt"/>
    </style:style>
    <style:style style:name="ro1" style:family="table-row">
      <style:table-row-properties style:row-height="7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293.92pt" svg:height="42.15pt" svg:x="160.75pt" svg:y="24.86pt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Tirage</text:p>
          </table:table-cell>
          <table:covered-table-cell/>
          <table:table-cell table:style-name="ce4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alph</text:p>
          </table:table-cell>
          <table:table-cell table:number-columns-repeated="4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OR([.E13]=3;[.E13]=4);IF([.E13]=3;&quot;Droite&quot;;&quot;Renversée&quot;);&quot;&quot;)" office:value-type="string" office:string-value="Droite" calcext:value-type="string">
            <text:p>Droite</text:p>
          </table:table-cell>
          <table:table-cell table:formula="of:=IF([.$D13]=&quot;&quot;;&quot;&quot;;INDIRECT(ADDRESS([.D13];1;1; ; &quot;Tarot&quot;)))" office:value-type="string" office:string-value="Épée" calcext:value-type="string">
            <text:p>Épée</text:p>
          </table:table-cell>
          <table:table-cell table:formula="of:=IF([.D13]&lt;&gt;&quot;&quot;;INDIRECT(ADDRESS([.D13];2;1;;&quot;Tarot&quot;));&quot;&quot;)" office:value-type="string" office:string-value="Roi" calcext:value-type="string">
            <text:p>Roi</text:p>
          </table:table-cell>
          <table:table-cell table:formula="of:=IF(AND([.D13]&lt;&gt;&quot;&quot;;OR([.E13]=3;[.E13]=4));INDIRECT(ADDRESS([.D13];IF([.E13]=3;3;4);1;;&quot;Tarot&quot;));&quot;&quot;)" office:value-type="string" office:string-value="Loi, intelligence, autorité." calcext:value-type="string">
            <text:p>Loi, intelligence, autorité.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OR([.E14]=3;[.E14]=4);IF([.E14]=3;&quot;Droite&quot;;&quot;Renversée&quot;);&quot;&quot;)" office:value-type="string" office:string-value="Droite" calcext:value-type="string">
            <text:p>Droite</text:p>
          </table:table-cell>
          <table:table-cell table:formula="of:=IF([.$D14]=&quot;&quot;;&quot;&quot;;INDIRECT(ADDRESS([.D14];1;1; ; &quot;Tarot&quot;)))" office:value-type="string" office:string-value="Pentacle" calcext:value-type="string">
            <text:p>Pentacle</text:p>
          </table:table-cell>
          <table:table-cell table:style-name="ce3" table:formula="of:=IF([.D14]&lt;&gt;&quot;&quot;;INDIRECT(ADDRESS([.D14];2;1;;&quot;Tarot&quot;));&quot;&quot;)" office:value-type="float" office:value="8" calcext:value-type="float">
            <text:p>8</text:p>
          </table:table-cell>
          <table:table-cell table:formula="of:=IF(AND([.D14]&lt;&gt;&quot;&quot;;OR([.E14]=3;[.E14]=4));INDIRECT(ADDRESS([.D14];IF([.E14]=3;3;4);1;;&quot;Tarot&quot;));&quot;&quot;)" office:value-type="string" office:string-value="Compétence, artisanat, emploi" calcext:value-type="string">
            <text:p>Compétence, artisanat, emploi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OR([.E15]=3;[.E15]=4);IF([.E15]=3;&quot;Droite&quot;;&quot;Renversée&quot;);&quot;&quot;)" office:value-type="string" office:string-value="Renversée" calcext:value-type="string">
            <text:p>Renversée</text:p>
          </table:table-cell>
          <table:table-cell table:formula="of:=IF([.$D15]=&quot;&quot;;&quot;&quot;;INDIRECT(ADDRESS([.D15];1;1; ; &quot;Tarot&quot;)))" office:value-type="string" office:string-value="Épée" calcext:value-type="string">
            <text:p>Épée</text:p>
          </table:table-cell>
          <table:table-cell table:style-name="ce3" table:formula="of:=IF([.D15]&lt;&gt;&quot;&quot;;INDIRECT(ADDRESS([.D15];2;1;;&quot;Tarot&quot;));&quot;&quot;)" office:value-type="string" office:string-value="Reine" calcext:value-type="string">
            <text:p>Reine</text:p>
          </table:table-cell>
          <table:table-cell table:formula="of:=IF(AND([.D15]&lt;&gt;&quot;&quot;;OR([.E15]=3;[.E15]=4));INDIRECT(ADDRESS([.D15];IF([.E15]=3;3;4);1;;&quot;Tarot&quot;));&quot;&quot;)" office:value-type="string" office:string-value="Tromperie, fanatisme, malice." calcext:value-type="string">
            <text:p>Tromperie, fanatisme, malice.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OR([.E16]=3;[.E16]=4);IF([.E16]=3;&quot;Droite&quot;;&quot;Renversée&quot;);&quot;&quot;)" office:value-type="string" office:string-value="Droite" calcext:value-type="string">
            <text:p>Droite</text:p>
          </table:table-cell>
          <table:table-cell table:formula="of:=IF([.$D16]=&quot;&quot;;&quot;&quot;;INDIRECT(ADDRESS([.D16];1;1; ; &quot;Tarot&quot;)))" office:value-type="string" office:string-value="Épée" calcext:value-type="string">
            <text:p>Épée</text:p>
          </table:table-cell>
          <table:table-cell table:formula="of:=IF([.D16]&lt;&gt;&quot;&quot;;INDIRECT(ADDRESS([.D16];2;1;;&quot;Tarot&quot;));&quot;&quot;)" office:value-type="string" office:string-value="Cavalier" calcext:value-type="string">
            <text:p>Cavalier</text:p>
          </table:table-cell>
          <table:table-cell table:formula="of:=IF(AND([.D16]&lt;&gt;&quot;&quot;;OR([.E16]=3;[.E16]=4));INDIRECT(ADDRESS([.D16];IF([.E16]=3;3;4);1;;&quot;Tarot&quot;));&quot;&quot;)" office:value-type="string" office:string-value="Destruction, défense, ruine, colère." calcext:value-type="string">
            <text:p>Destruction, défense, ruine, colère.</text:p>
          </table:table-cell>
        </table:table-row>
        <table:table-row table:style-name="ro2">
          <table:table-cell office:value-type="string" calcext:value-type="string">
            <text:p>Pèr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OR([.E17]=3;[.E17]=4);IF([.E17]=3;&quot;Droite&quot;;&quot;Renversée&quot;);&quot;&quot;)" office:value-type="string" office:string-value="Renversée" calcext:value-type="string">
            <text:p>Renversée</text:p>
          </table:table-cell>
          <table:table-cell table:formula="of:=IF([.$D17]=&quot;&quot;;&quot;&quot;;INDIRECT(ADDRESS([.D17];1;1; ; &quot;Tarot&quot;)))" office:value-type="string" office:string-value="Pentacle" calcext:value-type="string">
            <text:p>Pentacle</text:p>
          </table:table-cell>
          <table:table-cell table:style-name="ce3" table:formula="of:=IF([.D17]&lt;&gt;&quot;&quot;;INDIRECT(ADDRESS([.D17];2;1;;&quot;Tarot&quot;));&quot;&quot;)" office:value-type="float" office:value="5" calcext:value-type="float">
            <text:p>5</text:p>
          </table:table-cell>
          <table:table-cell table:formula="of:=IF(AND([.D17]&lt;&gt;&quot;&quot;;OR([.E17]=3;[.E17]=4));INDIRECT(ADDRESS([.D17];IF([.E17]=3;3;4);1;;&quot;Tarot&quot;));&quot;&quot;)" office:value-type="string" office:string-value="chaos, désordre, ruine" calcext:value-type="string">
            <text:p>chaos, désordre, ruine</text:p>
          </table:table-cell>
        </table:table-row>
        <table:table-row table:style-name="ro2">
          <table:table-cell office:value-type="string" calcext:value-type="string">
            <text:p>Mèr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OR([.E18]=3;[.E18]=4);IF([.E18]=3;&quot;Droite&quot;;&quot;Renversée&quot;);&quot;&quot;)" office:value-type="string" office:string-value="Droite" calcext:value-type="string">
            <text:p>Droite</text:p>
          </table:table-cell>
          <table:table-cell table:formula="of:=IF([.$D18]=&quot;&quot;;&quot;&quot;;INDIRECT(ADDRESS([.D18];1;1; ; &quot;Tarot&quot;)))" office:value-type="string" office:string-value="Épée" calcext:value-type="string">
            <text:p>Épée</text:p>
          </table:table-cell>
          <table:table-cell table:formula="of:=IF([.D18]&lt;&gt;&quot;&quot;;INDIRECT(ADDRESS([.D18];2;1;;&quot;Tarot&quot;));&quot;&quot;)" office:value-type="string" office:string-value="Reine" calcext:value-type="string">
            <text:p>Reine</text:p>
          </table:table-cell>
          <table:table-cell table:formula="of:=IF(AND([.D18]&lt;&gt;&quot;&quot;;OR([.E18]=3;[.E18]=4));INDIRECT(ADDRESS([.D18];IF([.E18]=3;3;4);1;;&quot;Tarot&quot;));&quot;&quot;)" office:value-type="string" office:string-value="Deuil, séparation, absence." calcext:value-type="string">
            <text:p>Deuil, séparation, absence.</text:p>
          </table:table-cell>
        </table:table-row>
        <table:table-row table:style-name="ro2">
          <table:table-cell office:value-type="string" calcext:value-type="string">
            <text:p>Grand-mèr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IF(OR([.E19]=3;[.E19]=4);IF([.E19]=3;&quot;Droite&quot;;&quot;Renversée&quot;);&quot;&quot;)" office:value-type="string" office:string-value="Droite" calcext:value-type="string">
            <text:p>Droite</text:p>
          </table:table-cell>
          <table:table-cell table:formula="of:=IF([.$D19]=&quot;&quot;;&quot;&quot;;INDIRECT(ADDRESS([.D19];1;1; ; &quot;Tarot&quot;)))" office:value-type="string" office:string-value="Atout" calcext:value-type="string">
            <text:p>Atout</text:p>
          </table:table-cell>
          <table:table-cell table:formula="of:=IF([.D19]&lt;&gt;&quot;&quot;;INDIRECT(ADDRESS([.D19];2;1;;&quot;Tarot&quot;));&quot;&quot;)" office:value-type="string" office:string-value="3 – L’Impératrice" calcext:value-type="string">
            <text:p>3 – L’Impératrice</text:p>
          </table:table-cell>
          <table:table-cell table:formula="of:=IF(AND([.D19]&lt;&gt;&quot;&quot;;OR([.E19]=3;[.E19]=4));INDIRECT(ADDRESS([.D19];IF([.E19]=3;3;4);1;;&quot;Tarot&quot;));&quot;&quot;)" office:value-type="string" office:string-value="Fécondité, initiative, clandestin." calcext:value-type="string">
            <text:p>Fécondité, initiative, clandestin.</text:p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Grand Inquisiteur</text:p>
          </table:table-cell>
          <table:table-cell table:number-columns-repeated="4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IF(OR([.E26]=3;[.E26]=4);IF([.E26]=3;&quot;Droite&quot;;&quot;Renversée&quot;);&quot;&quot;)" office:value-type="string" office:string-value="Droite" calcext:value-type="string">
            <text:p>Droite</text:p>
          </table:table-cell>
          <table:table-cell table:formula="of:=IF([.$D26]=&quot;&quot;;&quot;&quot;;INDIRECT(ADDRESS([.D26];1;1; ; &quot;Tarot&quot;)))" office:value-type="string" office:string-value="Bâton" calcext:value-type="string">
            <text:p>Bâton</text:p>
          </table:table-cell>
          <table:table-cell table:style-name="ce3" table:formula="of:=IF([.D26]&lt;&gt;&quot;&quot;;INDIRECT(ADDRESS([.D26];2;1;;&quot;Tarot&quot;));&quot;&quot;)" office:value-type="string" office:string-value="Cavalier" calcext:value-type="string">
            <text:p>Cavalier</text:p>
          </table:table-cell>
          <table:table-cell table:formula="of:=IF(AND([.D26]&lt;&gt;&quot;&quot;;OR([.E26]=3;[.E26]=4));INDIRECT(ADDRESS([.D26];IF([.E26]=3;3;4);1;;&quot;Tarot&quot;));&quot;&quot;)" office:value-type="string" office:string-value="Emigration, départ, voyage." calcext:value-type="string">
            <text:p>Emigration, départ, voyage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OR([.E27]=3;[.E27]=4);IF([.E27]=3;&quot;Droite&quot;;&quot;Renversée&quot;);&quot;&quot;)" office:value-type="string" office:string-value="Renversée" calcext:value-type="string">
            <text:p>Renversée</text:p>
          </table:table-cell>
          <table:table-cell table:formula="of:=IF([.$D27]=&quot;&quot;;&quot;&quot;;INDIRECT(ADDRESS([.D27];1;1; ; &quot;Tarot&quot;)))" office:value-type="string" office:string-value="Coupe" calcext:value-type="string">
            <text:p>Coupe</text:p>
          </table:table-cell>
          <table:table-cell table:style-name="ce3" table:formula="of:=IF([.D27]&lt;&gt;&quot;&quot;;INDIRECT(ADDRESS([.D27];2;1;;&quot;Tarot&quot;));&quot;&quot;)" office:value-type="float" office:value="8" calcext:value-type="float">
            <text:p>8</text:p>
          </table:table-cell>
          <table:table-cell table:formula="of:=IF(AND([.D27]&lt;&gt;&quot;&quot;;OR([.E27]=3;[.E27]=4));INDIRECT(ADDRESS([.D27];IF([.E27]=3;3;4);1;;&quot;Tarot&quot;));&quot;&quot;)" office:value-type="string" office:string-value="grande joie, festin" calcext:value-type="string">
            <text:p>grande joie, festin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IF(OR([.E28]=3;[.E28]=4);IF([.E28]=3;&quot;Droite&quot;;&quot;Renversée&quot;);&quot;&quot;)" office:value-type="string" office:string-value="Droite" calcext:value-type="string">
            <text:p>Droite</text:p>
          </table:table-cell>
          <table:table-cell table:formula="of:=IF([.$D28]=&quot;&quot;;&quot;&quot;;INDIRECT(ADDRESS([.D28];1;1; ; &quot;Tarot&quot;)))" office:value-type="string" office:string-value="Épée" calcext:value-type="string">
            <text:p>Épée</text:p>
          </table:table-cell>
          <table:table-cell table:style-name="ce3" table:formula="of:=IF([.D28]&lt;&gt;&quot;&quot;;INDIRECT(ADDRESS([.D28];2;1;;&quot;Tarot&quot;));&quot;&quot;)" office:value-type="float" office:value="7" calcext:value-type="float">
            <text:p>7</text:p>
          </table:table-cell>
          <table:table-cell table:formula="of:=IF(AND([.D28]&lt;&gt;&quot;&quot;;OR([.E28]=3;[.E28]=4));INDIRECT(ADDRESS([.D28];IF([.E28]=3;3;4);1;;&quot;Tarot&quot;));&quot;&quot;)" office:value-type="string" office:string-value="Souhaite, espère, confiance" calcext:value-type="string">
            <text:p>Souhaite, espère, confiance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IF(OR([.E29]=3;[.E29]=4);IF([.E29]=3;&quot;Droite&quot;;&quot;Renversée&quot;);&quot;&quot;)" office:value-type="string" office:string-value="Renversée" calcext:value-type="string">
            <text:p>Renversée</text:p>
          </table:table-cell>
          <table:table-cell table:formula="of:=IF([.$D29]=&quot;&quot;;&quot;&quot;;INDIRECT(ADDRESS([.D29];1;1; ; &quot;Tarot&quot;)))" office:value-type="string" office:string-value="Épée" calcext:value-type="string">
            <text:p>Épée</text:p>
          </table:table-cell>
          <table:table-cell table:style-name="ce3" table:formula="of:=IF([.D29]&lt;&gt;&quot;&quot;;INDIRECT(ADDRESS([.D29];2;1;;&quot;Tarot&quot;));&quot;&quot;)" office:value-type="float" office:value="5" calcext:value-type="float">
            <text:p>5</text:p>
          </table:table-cell>
          <table:table-cell table:formula="of:=IF(AND([.D29]&lt;&gt;&quot;&quot;;OR([.E29]=3;[.E29]=4));INDIRECT(ADDRESS([.D29];IF([.E29]=3;3;4);1;;&quot;Tarot&quot;));&quot;&quot;)" office:value-type="string" office:string-value="Enterrement, funérailles, rites" calcext:value-type="string">
            <text:p>Enterrement, funérailles, rites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IF(OR([.E30]=3;[.E30]=4);IF([.E30]=3;&quot;Droite&quot;;&quot;Renversée&quot;);&quot;&quot;)" office:value-type="string" office:string-value="Droite" calcext:value-type="string">
            <text:p>Droite</text:p>
          </table:table-cell>
          <table:table-cell table:formula="of:=IF([.$D30]=&quot;&quot;;&quot;&quot;;INDIRECT(ADDRESS([.D30];1;1; ; &quot;Tarot&quot;)))" office:value-type="string" office:string-value="Pentacle" calcext:value-type="string">
            <text:p>Pentacle</text:p>
          </table:table-cell>
          <table:table-cell table:style-name="ce3" table:formula="of:=IF([.D30]&lt;&gt;&quot;&quot;;INDIRECT(ADDRESS([.D30];2;1;;&quot;Tarot&quot;));&quot;&quot;)" office:value-type="float" office:value="3" calcext:value-type="float">
            <text:p>3</text:p>
          </table:table-cell>
          <table:table-cell table:formula="of:=IF(AND([.D30]&lt;&gt;&quot;&quot;;OR([.E30]=3;[.E30]=4));INDIRECT(ADDRESS([.D30];IF([.E30]=3;3;4);1;;&quot;Tarot&quot;));&quot;&quot;)" office:value-type="string" office:string-value="Renom, gloire, aristocratie" calcext:value-type="string">
            <text:p>Renom, gloire, aristocratie</text:p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office:forms form:automatic-focus="false" form:apply-design-mode="true"/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 table:number-columns-spanned="1" table:number-rows-spanned="2">
            <text:p>Couleur</text:p>
          </table:table-cell>
          <table:table-cell table:style-name="ce24" office:value-type="string" calcext:value-type="string" table:number-columns-spanned="1" table:number-rows-spanned="2">
            <text:p>Valeur</text:p>
          </table:table-cell>
          <table:table-cell table:style-name="ce24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4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3:04:12.653759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17T13:58:09.122745300</dc:date>
    <meta:editing-duration>PT2H27M55S</meta:editing-duration>
    <meta:editing-cycles>30</meta:editing-cycles>
    <meta:generator>LibreOffice/6.0.7.3$Linux_X86_64 LibreOffice_project/00m0$Build-3</meta:generator>
    <meta:document-statistic meta:table-count="2" meta:cell-count="1286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